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000000100DD3026D993BB441C.png" manifest:media-type="image/png"/>
  <manifest:file-entry manifest:full-path="Pictures/10000201000003200000029B78E8755A9EC07526.png" manifest:media-type="image/png"/>
  <manifest:file-entry manifest:full-path="Pictures/1000020100000320000003208516BA291CD085F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fortaa" svg:font-family="Comfortaa" style:font-pitch="variable"/>
    <style:font-face style:name="Lobster Two" svg:font-family="'Lobster Two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ffd428" draw:marker-start-width="0.359cm" draw:marker-end-width="0.359cm" draw:fill="none" draw:textarea-horizontal-align="justify" draw:textarea-vertical-align="middle" draw:auto-grow-height="false" fo:min-height="1.908cm" fo:min-width="2.036cm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258cm, 6.999cm, 3.957cm, 6.256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2.15cm"/>
      <style:paragraph-properties style:writing-mode="lr-tb"/>
    </style:style>
    <style:style style:name="gr6" style:family="graphic" style:parent-style-name="standard">
      <style:graphic-properties draw:stroke="none" draw:fill="none" fo:min-height="3.46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e6e905" style:font-name="Ubuntu" fo:font-size="44pt" fo:text-shadow="none" style:font-size-asian="44pt" style:font-size-complex="44pt"/>
    </style:style>
    <style:style style:name="P4" style:family="paragraph">
      <loext:graphic-properties draw:fill="none" draw:fill-color="#ffffff"/>
      <style:text-properties fo:color="#e6e905" style:font-name="Ubuntu" fo:font-size="44pt" fo:text-shadow="none" fo:background-color="#e6e905" style:font-size-asian="44pt" style:font-size-complex="44pt"/>
    </style:style>
    <style:style style:name="P5" style:family="paragraph">
      <style:text-properties fo:color="#333333" style:font-name="Comfortaa" fo:font-size="44pt" style:font-size-asian="44pt" style:font-size-complex="44pt"/>
    </style:style>
    <style:style style:name="P6" style:family="paragraph">
      <loext:graphic-properties draw:fill="none" draw:fill-color="#ffffff"/>
      <style:text-properties fo:color="#333333" style:font-name="Comfortaa" fo:font-size="44pt" style:font-size-asian="44pt" style:font-size-complex="44pt"/>
    </style:style>
    <style:style style:name="P7" style:family="paragraph">
      <style:text-properties fo:color="#333333" style:font-name="Comfortaa"/>
    </style:style>
    <style:style style:name="P8" style:family="paragraph">
      <loext:graphic-properties draw:fill="none"/>
      <style:text-properties fo:color="#333333" style:font-name="Comfortaa"/>
    </style:style>
    <style:style style:name="P9" style:family="paragraph">
      <style:text-properties fo:color="#355269" style:font-name="Lobster Two" fo:font-size="44pt" fo:text-shadow="none" style:font-size-asian="44pt" style:font-size-complex="44pt"/>
    </style:style>
    <style:style style:name="P10" style:family="paragraph">
      <loext:graphic-properties draw:fill="none" draw:fill-color="#ffffff"/>
      <style:text-properties fo:color="#355269" style:font-name="Lobster Two" fo:font-size="44pt" fo:text-shadow="none" style:font-size-asian="44pt" style:font-size-complex="44pt"/>
    </style:style>
    <style:style style:name="T1" style:family="text">
      <style:text-properties fo:color="#e6e905" style:font-name="Ubuntu" fo:font-size="44pt" fo:text-shadow="none" style:font-size-asian="44pt" style:font-size-complex="44pt"/>
    </style:style>
    <style:style style:name="T2" style:family="text">
      <style:text-properties fo:color="#333333" style:font-name="Comfortaa" fo:font-size="44pt" style:font-size-asian="44pt" style:font-size-complex="44pt"/>
    </style:style>
    <style:style style:name="T3" style:family="text">
      <style:text-properties fo:color="#355269" style:font-name="Lobster Two" fo:font-size="44pt" fo:text-shadow="none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4cm" svg:height="5.4cm" svg:x="3.3cm" svg:y="2.2cm">
          <draw:image xlink:href="Pictures/1000020100000320000003208516BA291CD085FE.png" xlink:type="simple" xlink:show="embed" xlink:actuate="onLoad" loext:mime-type="image/png">
            <text:p/>
          </draw:image>
        </draw:frame>
        <draw:custom-shape draw:style-name="gr2" draw:text-style-name="P2" draw:layer="layout" svg:width="4.2cm" svg:height="3.6cm" svg:x="3.9cm" svg:y="3.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3" draw:text-style-name="P4" draw:layer="layout" svg:width="11.4cm" svg:height="2.5cm" svg:x="7.9cm" svg:y="3.7cm">
          <draw:text-box>
            <text:p text:style-name="P3"><text:span text:style-name="T1">mnibenchmark</text:span></text:p>
          </draw:text-box>
        </draw:frame>
        <draw:frame draw:style-name="gr4" draw:text-style-name="P1" draw:layer="layout" svg:width="2.599cm" svg:height="3.099cm" svg:x="7.4cm" svg:y="8.3cm">
          <draw:image xlink:href="Pictures/10000201000003200000029B78E8755A9EC07526.png" xlink:type="simple" xlink:show="embed" xlink:actuate="onLoad" loext:mime-type="image/png">
            <text:p/>
          </draw:image>
        </draw:frame>
        <draw:frame draw:style-name="gr5" draw:text-style-name="P6" draw:layer="layout" svg:width="4cm" svg:height="2.4cm" svg:x="9.8cm" svg:y="8.9cm">
          <draw:text-box>
            <text:p text:style-name="P5"><text:span text:style-name="T2">mni</text:span></text:p>
          </draw:text-box>
        </draw:frame>
        <draw:frame draw:style-name="gr1" draw:text-style-name="P1" draw:layer="layout" svg:width="3.172cm" svg:height="3.172cm" svg:x="3.6cm" svg:y="15.728cm">
          <draw:image xlink:href="Pictures/100002010000010000000100DD3026D993BB441C.png" xlink:type="simple" xlink:show="embed" xlink:actuate="onLoad" loext:mime-type="image/png">
            <text:p/>
          </draw:image>
        </draw:frame>
        <draw:frame draw:style-name="gr6" draw:text-style-name="P8" draw:layer="layout" svg:width="10cm" svg:height="3.713cm" svg:x="6.2cm" svg:y="11.312cm">
          <draw:text-box>
            <text:p text:style-name="P7"><text:span text:style-name="T2">benchmark</text:span></text:p>
          </draw:text-box>
        </draw:frame>
        <draw:frame draw:style-name="gr3" draw:text-style-name="P10" draw:layer="layout" svg:width="9.1cm" svg:height="2.5cm" svg:x="6.6cm" svg:y="16.128cm">
          <draw:text-box>
            <text:p text:style-name="P9"><text:span text:style-name="T3">mnibenchmark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fortaa" svg:font-family="Comfortaa" style:font-pitch="variable"/>
    <style:font-face style:name="Lobster Two" svg:font-family="'Lobster Two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784b0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thony Sonrel</meta:initial-creator>
    <meta:creation-date>2022-11-08T14:49:48.310694128</meta:creation-date>
    <dc:date>2022-11-08T15:14:28.988870663</dc:date>
    <dc:creator>Anthony Sonrel</dc:creator>
    <meta:editing-duration>PT3M43S</meta:editing-duration>
    <meta:editing-cycles>1</meta:editing-cycles>
    <meta:document-statistic meta:object-count="8"/>
    <meta:generator>LibreOffice/6.4.7.2$Linux_X86_64 LibreOffice_project/40$Build-2</meta:generator>
  </office:meta>
</office:document-meta>
</file>